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italic"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5df553eb-7fff-566a-fcde-4c682c27c91b"/><text:span text:style-name="T1">Cal, a més a més, citar que aquest treball ha estat realitzat amb la col·laboració de diferents experts en diverses vessants que ens han aportat el seu punt de vista i valuosa informació relacionada amb el seu camp d'especialització. Els meus agraïments a Andrés Ortega Klein que a arran de llegir el seu llibre "La imparable marcha de los robots" em va plantejar diferents dubtes que vaig poder demanar i comentar amb ell; Jordi Prat Camps, doctorat en física amant de les dades i la recerca que em va aportar informació rellevant sobre el mercat laboral i altres qüestions de futur que vam discutir en una entrevista; Ramon Lopez de Mantaras, professor de recerca i director i fundador de l'IIIA del CSIC, un expert en intel·ligència artificial amb qui vaig tenir el plaer de discutir en una trucada els aspectes més polèmics que genera la disciplina que tracto en el treball. Altrament, mostrar els meus més sincers agraïments cap a Joaquim Villén Benseny, professor del centre i </text:span><text:span text:style-name="T2">data scientist</text:span><text:span text:style-name="T3"> </text:span><text:span text:style-name="T1">que m’ha donat el suport necessari des de l’inici del projecte per a anar-lo desenvolupant.</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5T13:04:00.555855917</meta:creation-date>
    <dc:date>2021-07-15T13:04:11.612701697</dc:date>
    <meta:editing-duration>PT12S</meta:editing-duration>
    <meta:editing-cycles>1</meta:editing-cycles>
    <meta:document-statistic meta:table-count="0" meta:image-count="0" meta:object-count="0" meta:page-count="1" meta:paragraph-count="1" meta:word-count="184" meta:character-count="1089" meta:non-whitespace-character-count="906"/>
    <meta:generator>LibreOffice/7.0.5.2$Linux_X86_64 LibreOffice_project/00$Build-2</meta:generator>
  </office:meta>
</office:document-meta>
</file>